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break-before="auto" fo:line-height="115%" fo:margin-top="0cm" fo:margin-bottom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P57" style:family="paragraph" style:parent-style-name="Standard">
      <style:paragraph-properties fo:break-before="auto" fo:line-height="115%" fo:margin-top="0cm" fo:margin-bottom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P70" style:family="paragraph" style:parent-style-name="Standard">
      <style:paragraph-properties fo:break-before="auto" fo:line-height="115%" fo:margin-top="0cm" fo:margin-bottom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P75" style:family="paragraph" style:parent-style-name="Standard">
      <style:paragraph-properties fo:break-before="auto" fo:line-height="115%" fo:margin-top="0cm" fo:margin-bottom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P83" style:family="paragraph" style:parent-style-name="Standard">
      <style:paragraph-properties fo:break-before="auto" fo:line-height="115%" fo:margin-top="0cm" fo:margin-bottom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</office:automatic-styles>
  <office:body>
    <office:text>
      <text:p text:style-name="P1"><text:span text:style-name="T1_1">datoteka</text:span></text:p>
      <text:list text:style-name="LS1" xml:id="list0">
        <text:list-item>
          <text:p text:style-name="P2"><text:span text:style-name="T2_1">id</text:span><text:span text:style-name="T2_2"><text:s/>-<text:s/></text:span><text:span text:style-name="T2_3">primarni</text:span><text:span text:style-name="T2_4"><text:s/></text:span><text:span text:style-name="T2_5">ključ</text:span></text:p>
        </text:list-item>
        <text:list-item>
          <text:p text:style-name="P3"><text:span text:style-name="T3_1">direktorij</text:span><text:span text:style-name="T3_2"><text:s/>-<text:s/></text:span><text:span text:style-name="T3_3">strani</text:span><text:span text:style-name="T3_4"><text:s/></text:span><text:span text:style-name="T3_5">ključ</text:span><text:span text:style-name="T3_6">,<text:s/></text:span><text:span text:style-name="T3_7">oznaka</text:span><text:span text:style-name="T3_8"><text:s/></text:span><text:span text:style-name="T3_9">u</text:span><text:span text:style-name="T3_10"><text:s/></text:span><text:span text:style-name="T3_11">kojem</text:span><text:span text:style-name="T3_12"><text:s/></text:span><text:span text:style-name="T3_13">se</text:span><text:span text:style-name="T3_14"><text:s/></text:span><text:span text:style-name="T3_15">direktoriju</text:span><text:span text:style-name="T3_16"><text:s/></text:span><text:span text:style-name="T3_17">nalazi</text:span></text:p>
        </text:list-item>
        <text:list-item>
          <text:p text:style-name="P4"><text:span text:style-name="T4_1">naziv</text:span><text:span text:style-name="T4_2"><text:s/>-<text:s/></text:span><text:span text:style-name="T4_3">naziv</text:span><text:span text:style-name="T4_4"><text:s/></text:span><text:span text:style-name="T4_5">datoteke</text:span></text:p>
        </text:list-item>
        <text:list-item>
          <text:p text:style-name="P5"><text:span text:style-name="T5_1">lokacija</text:span><text:span text:style-name="T5_2"><text:s/>-<text:s/></text:span><text:span text:style-name="T5_3">fizička</text:span><text:span text:style-name="T5_4"><text:s/></text:span><text:span text:style-name="T5_5">lokacija</text:span><text:span text:style-name="T5_6"><text:s/></text:span><text:span text:style-name="T5_7">datoteke</text:span></text:p>
        </text:list-item>
        <text:list-item>
          <text:p text:style-name="P6"><text:span text:style-name="T6_1">potrebna</text:span><text:span text:style-name="T6_2">_</text:span><text:span text:style-name="T6_3">dozvola</text:span><text:span text:style-name="T6_4"><text:s/>-<text:s/></text:span><text:span text:style-name="T6_5">oznaka</text:span><text:span text:style-name="T6_6"><text:s/></text:span><text:span text:style-name="T6_7">potrebne</text:span><text:span text:style-name="T6_8"><text:s/></text:span><text:span text:style-name="T6_9">dozovle</text:span></text:p>
        </text:list-item>
      </text:list>
      <text:p text:style-name="P7"/>
      <text:p text:style-name="P8"><text:span text:style-name="T8_1">direktorij</text:span></text:p>
      <text:list text:style-name="LS2" xml:id="list5">
        <text:list-item>
          <text:p text:style-name="P9"><text:span text:style-name="T9_1">id</text:span><text:span text:style-name="T9_2"><text:s/>-<text:s/></text:span><text:span text:style-name="T9_3">primarni</text:span><text:span text:style-name="T9_4"><text:s/></text:span><text:span text:style-name="T9_5">ključ</text:span></text:p>
        </text:list-item>
        <text:list-item>
          <text:p text:style-name="P10"><text:span text:style-name="T10_1">root</text:span><text:span text:style-name="T10_2"><text:s/>-<text:s/></text:span><text:span text:style-name="T10_3">strani</text:span><text:span text:style-name="T10_4"><text:s/></text:span><text:span text:style-name="T10_5">ključ</text:span><text:span text:style-name="T10_6">,<text:s/></text:span><text:span text:style-name="T10_7">u</text:span><text:span text:style-name="T10_8"><text:s/></text:span><text:span text:style-name="T10_9">kojem</text:span><text:span text:style-name="T10_10"><text:s/></text:span><text:span text:style-name="T10_11">se</text:span><text:span text:style-name="T10_12"><text:s/></text:span><text:span text:style-name="T10_13">direktoriju</text:span><text:span text:style-name="T10_14"><text:s/></text:span><text:span text:style-name="T10_15">nalazi</text:span></text:p>
        </text:list-item>
        <text:list-item>
          <text:p text:style-name="P11"><text:span text:style-name="T11_1">naziv</text:span><text:span text:style-name="T11_2"><text:s/>-<text:s/></text:span><text:span text:style-name="T11_3">naziv</text:span><text:span text:style-name="T11_4"><text:s/></text:span><text:span text:style-name="T11_5">direktorija</text:span></text:p>
        </text:list-item>
      </text:list>
      <text:p text:style-name="P12"><text:span text:style-name="T12_1">users</text:span></text:p>
      <text:list text:style-name="LS3" xml:id="list8">
        <text:list-item>
          <text:p text:style-name="P13"><text:span text:style-name="T13_1">id</text:span><text:span text:style-name="T13_2"><text:s/>-<text:s/></text:span><text:span text:style-name="T13_3">primarni</text:span><text:span text:style-name="T13_4"><text:s/></text:span><text:span text:style-name="T13_5">ključ</text:span></text:p>
        </text:list-item>
        <text:list-item>
          <text:p text:style-name="P14"><text:span text:style-name="T14_1">email</text:span><text:span text:style-name="T14_2"><text:s/>-<text:s/></text:span><text:span text:style-name="T14_3">email</text:span><text:span text:style-name="T14_4"><text:s/></text:span><text:span text:style-name="T14_5">korisnika</text:span></text:p>
        </text:list-item>
        <text:list-item>
          <text:p text:style-name="P15"><text:span text:style-name="T15_1">password</text:span><text:span text:style-name="T15_2"><text:s/>-<text:s/></text:span><text:span text:style-name="T15_3">lozinka</text:span><text:span text:style-name="T15_4"><text:s/></text:span><text:span text:style-name="T15_5">korisnika</text:span></text:p>
        </text:list-item>
        <text:list-item>
          <text:p text:style-name="P16"><text:span text:style-name="T16_1">ime</text:span><text:span text:style-name="T16_2"><text:s/>-<text:s/></text:span><text:span text:style-name="T16_3">ime</text:span><text:span text:style-name="T16_4"><text:s/></text:span><text:span text:style-name="T16_5">korisnika</text:span></text:p>
        </text:list-item>
        <text:list-item>
          <text:p text:style-name="P17"><text:span text:style-name="T17_1">prezime</text:span><text:span text:style-name="T17_2"><text:s/>-<text:s/></text:span><text:span text:style-name="T17_3">prezime</text:span><text:span text:style-name="T17_4"><text:s/></text:span><text:span text:style-name="T17_5">korisnika</text:span></text:p>
        </text:list-item>
        <text:list-item>
          <text:p text:style-name="P18"><text:span text:style-name="T18_1">tip</text:span><text:span text:style-name="T18_2"><text:s/>-<text:s/></text:span><text:span text:style-name="T18_3">strani</text:span><text:span text:style-name="T18_4"><text:s/></text:span><text:span text:style-name="T18_5">ključ</text:span><text:span text:style-name="T18_6">,<text:s/></text:span><text:span text:style-name="T18_7">određuje</text:span><text:span text:style-name="T18_8"><text:s/></text:span><text:span text:style-name="T18_9">tip</text:span><text:span text:style-name="T18_10"><text:s/></text:span><text:span text:style-name="T18_11">korisnika</text:span></text:p>
        </text:list-item>
        <text:list-item>
          <text:p text:style-name="P19"><text:span text:style-name="T19_1">funkcija</text:span><text:span text:style-name="T19_2"><text:s/>-<text:s/></text:span><text:span text:style-name="T19_3">naziv</text:span><text:span text:style-name="T19_4"><text:s/></text:span><text:span text:style-name="T19_5">funkcije</text:span></text:p>
        </text:list-item>
        <text:list-item>
          <text:p text:style-name="P20"><text:span text:style-name="T20_1">d</text:span><text:span text:style-name="T20_2">_</text:span><text:span text:style-name="T20_3">dozvola</text:span><text:span text:style-name="T20_4"><text:s/>-<text:s/></text:span><text:span text:style-name="T20_5">nadređena</text:span><text:span text:style-name="T20_6"><text:s/></text:span><text:span text:style-name="T20_7">dozvola</text:span><text:span text:style-name="T20_8">;<text:s/></text:span><text:span text:style-name="T20_9">ako</text:span><text:span text:style-name="T20_10"><text:s/></text:span><text:span text:style-name="T20_11">je</text:span><text:span text:style-name="T20_12"><text:s/>-1,<text:s/></text:span><text:span text:style-name="T20_13">koristi</text:span><text:span text:style-name="T20_14"><text:s/></text:span><text:span text:style-name="T20_15">se</text:span><text:span text:style-name="T20_16"><text:s/></text:span><text:span text:style-name="T20_17">defaultna</text:span><text:span text:style-name="T20_18"><text:s/></text:span><text:span text:style-name="T20_19">dozvola</text:span><text:span text:style-name="T20_20"><text:s/></text:span><text:span text:style-name="T20_21">tipa</text:span></text:p>
        </text:list-item>
        <text:list-item>
          <text:p text:style-name="P21"><text:span text:style-name="T21_1">aktivan</text:span><text:span text:style-name="T21_2"><text:s/>-<text:s/></text:span><text:span text:style-name="T21_3">zastavica</text:span><text:span text:style-name="T21_4"><text:s/></text:span><text:span text:style-name="T21_5">koja</text:span><text:span text:style-name="T21_6"><text:s/></text:span><text:span text:style-name="T21_7">određuje</text:span><text:span text:style-name="T21_8"><text:s/></text:span><text:span text:style-name="T21_9">može</text:span><text:span text:style-name="T21_10"><text:s/></text:span><text:span text:style-name="T21_11">li</text:span><text:span text:style-name="T21_12"><text:s/></text:span><text:span text:style-name="T21_13">korisnik</text:span><text:span text:style-name="T21_14"><text:s/></text:span><text:span text:style-name="T21_15">raditi</text:span><text:span text:style-name="T21_16"><text:s/></text:span><text:span text:style-name="T21_17">nove</text:span><text:span text:style-name="T21_18"><text:s/></text:span><text:span text:style-name="T21_19">promjene</text:span><text:span text:style-name="T21_20"><text:s/></text:span><text:span text:style-name="T21_21">u</text:span><text:span text:style-name="T21_22"><text:s/></text:span><text:span text:style-name="T21_23">sustavu</text:span></text:p>
        </text:list-item>
      </text:list>
      <text:p text:style-name="P22"><text:span text:style-name="T22_1">tipovi</text:span></text:p>
      <text:list text:style-name="LS4" xml:id="list17">
        <text:list-item>
          <text:p text:style-name="P23"><text:span text:style-name="T23_1">id</text:span><text:span text:style-name="T23_2"><text:s/>-<text:s/></text:span><text:span text:style-name="T23_3">primarni</text:span><text:span text:style-name="T23_4"><text:s/></text:span><text:span text:style-name="T23_5">ključ</text:span></text:p>
        </text:list-item>
        <text:list-item>
          <text:p text:style-name="P24"><text:span text:style-name="T24_1">d</text:span><text:span text:style-name="T24_2">_</text:span><text:span text:style-name="T24_3">dozvola</text:span><text:span text:style-name="T24_4">_</text:span><text:span text:style-name="T24_5">def</text:span><text:span text:style-name="T24_6"><text:s/>-<text:s/></text:span><text:span text:style-name="T24_7">defaultna</text:span><text:span text:style-name="T24_8"><text:s/></text:span><text:span text:style-name="T24_9">dozvola</text:span><text:span text:style-name="T24_10"><text:s/></text:span><text:span text:style-name="T24_11">pristupa</text:span><text:span text:style-name="T24_12"><text:s/></text:span><text:span text:style-name="T24_13">datotekama</text:span><text:span text:style-name="T24_14">;<text:s/></text:span><text:span text:style-name="T24_15">može</text:span><text:span text:style-name="T24_16"><text:s/></text:span><text:span text:style-name="T24_17">bit</text:span><text:span text:style-name="T24_18"><text:s/></text:span><text:span text:style-name="T24_19">nadjačano</text:span><text:span text:style-name="T24_20"><text:s/></text:span><text:span text:style-name="T24_21">u</text:span><text:span text:style-name="T24_22"><text:s/></text:span><text:span text:style-name="T24_23">kod</text:span><text:span text:style-name="T24_24"><text:s/></text:span><text:span text:style-name="T24_25">pojedinog</text:span><text:span text:style-name="T24_26"><text:s/></text:span><text:span text:style-name="T24_27">korisnika</text:span></text:p>
        </text:list-item>
        <text:list-item>
          <text:p text:style-name="P25"><text:span text:style-name="T25_1">naziv</text:span><text:span text:style-name="T25_2">_</text:span><text:span text:style-name="T25_3">tipa</text:span><text:span text:style-name="T25_4"><text:s/>-<text:s/></text:span><text:span text:style-name="T25_5">naziv</text:span><text:span text:style-name="T25_6"><text:s/></text:span><text:span text:style-name="T25_7">tipa</text:span><text:span text:style-name="T25_8"><text:s/></text:span><text:span text:style-name="T25_9">koji</text:span><text:span text:style-name="T25_10"><text:s/></text:span><text:span text:style-name="T25_11">će</text:span><text:span text:style-name="T25_12"><text:s/></text:span><text:span text:style-name="T25_13">se</text:span><text:span text:style-name="T25_14"><text:s/></text:span><text:span text:style-name="T25_15">vidjeti</text:span><text:span text:style-name="T25_16"><text:s/></text:span><text:span text:style-name="T25_17">u</text:span><text:span text:style-name="T25_18"><text:s/></text:span><text:span text:style-name="T25_19">admin</text:span><text:span text:style-name="T25_20"><text:s/></text:span><text:span text:style-name="T25_21">sučelju</text:span></text:p>
        </text:list-item>
        <text:list-item>
          <text:p text:style-name="P26"><text:span text:style-name="T26_1">titula</text:span><text:span text:style-name="T26_2"><text:s/>-<text:s/></text:span><text:span text:style-name="T26_3">službena</text:span><text:span text:style-name="T26_4"><text:s/></text:span><text:span text:style-name="T26_5">titula</text:span><text:span text:style-name="T26_6"><text:s/></text:span><text:span text:style-name="T26_7">tipa</text:span></text:p>
        </text:list-item>
      </text:list>
      <text:p text:style-name="P27"><text:span text:style-name="T27_1">ovlasti</text:span></text:p>
      <text:list text:style-name="LS5" xml:id="list21">
        <text:list-item>
          <text:p text:style-name="P28"><text:span text:style-name="T28_1">id</text:span><text:span text:style-name="T28_2"><text:s/>-<text:s/></text:span><text:span text:style-name="T28_3">primarni</text:span><text:span text:style-name="T28_4"><text:s/></text:span><text:span text:style-name="T28_5">ključ</text:span></text:p>
        </text:list-item>
        <text:list-item>
          <text:p text:style-name="P29"><text:span text:style-name="T29_1">tip</text:span><text:span text:style-name="T29_2">_</text:span><text:span text:style-name="T29_3">id</text:span><text:span text:style-name="T29_4"><text:s/>-<text:s/></text:span><text:span text:style-name="T29_5">strani</text:span><text:span text:style-name="T29_6"><text:s/></text:span><text:span text:style-name="T29_7">ključ</text:span><text:span text:style-name="T29_8">,<text:s/></text:span><text:span text:style-name="T29_9">pokazuje</text:span><text:span text:style-name="T29_10"><text:s/></text:span><text:span text:style-name="T29_11">na</text:span><text:span text:style-name="T29_12"><text:s/></text:span><text:span text:style-name="T29_13">koji</text:span><text:span text:style-name="T29_14"><text:s/></text:span><text:span text:style-name="T29_15">tip</text:span><text:span text:style-name="T29_16"><text:s/></text:span><text:span text:style-name="T29_17">se</text:span><text:span text:style-name="T29_18"><text:s/></text:span><text:span text:style-name="T29_19">ovlast</text:span><text:span text:style-name="T29_20"><text:s/></text:span><text:span text:style-name="T29_21">odnosi</text:span></text:p>
        </text:list-item>
        <text:list-item>
          <text:p text:style-name="P30"><text:span text:style-name="T30_1">modul</text:span><text:span text:style-name="T30_2"><text:s/>-<text:s/></text:span><text:span text:style-name="T30_3">kojem</text:span><text:span text:style-name="T30_4"><text:s/></text:span><text:span text:style-name="T30_5">modulu</text:span><text:span text:style-name="T30_6"><text:s/></text:span><text:span text:style-name="T30_7">određujemo</text:span><text:span text:style-name="T30_8"><text:s/></text:span><text:span text:style-name="T30_9">ovlast</text:span></text:p>
        </text:list-item>
        <text:list-item>
          <text:p text:style-name="P31"><text:span text:style-name="T31_1">ovlast</text:span><text:span text:style-name="T31_2"><text:s/>-<text:s/></text:span><text:span text:style-name="T31_3">sama</text:span><text:span text:style-name="T31_4"><text:s/></text:span><text:span text:style-name="T31_5">ovlast</text:span></text:p>
        </text:list-item>
      </text:list>
      <text:p text:style-name="P32"><text:span text:style-name="T32_1">vijesti</text:span></text:p>
      <text:list text:style-name="LS6" xml:id="list25">
        <text:list-item>
          <text:p text:style-name="P33"><text:span text:style-name="T33_1">id</text:span><text:span text:style-name="T33_2"><text:s/>-<text:s/></text:span><text:span text:style-name="T33_3">primarni</text:span><text:span text:style-name="T33_4"><text:s/></text:span><text:span text:style-name="T33_5">ključ</text:span></text:p>
        </text:list-item>
        <text:list-item>
          <text:p text:style-name="P34"><text:span text:style-name="T34_1">autor</text:span><text:span text:style-name="T34_2">_</text:span><text:span text:style-name="T34_3">id</text:span><text:span text:style-name="T34_4"><text:s/>-<text:s/></text:span><text:span text:style-name="T34_5">strani</text:span><text:span text:style-name="T34_6"><text:s/></text:span><text:span text:style-name="T34_7">ključ</text:span><text:span text:style-name="T34_8">,<text:s/></text:span><text:span text:style-name="T34_9">pokazuje</text:span><text:span text:style-name="T34_10"><text:s/></text:span><text:span text:style-name="T34_11">na</text:span><text:span text:style-name="T34_12"><text:s/></text:span><text:span text:style-name="T34_13">autora</text:span><text:span text:style-name="T34_14"><text:s/></text:span><text:span text:style-name="T34_15">koji</text:span><text:span text:style-name="T34_16"><text:s/></text:span><text:span text:style-name="T34_17">je</text:span><text:span text:style-name="T34_18"><text:s/></text:span><text:span text:style-name="T34_19">napisao</text:span><text:span text:style-name="T34_20"><text:s/></text:span><text:span text:style-name="T34_21">vijest</text:span></text:p>
        </text:list-item>
        <text:list-item>
          <text:p text:style-name="P35"><text:span text:style-name="T35_1">objavljeno</text:span><text:span text:style-name="T35_2"><text:s/>-<text:s/></text:span><text:span text:style-name="T35_3">zastavica</text:span><text:span text:style-name="T35_4"><text:s/></text:span><text:span text:style-name="T35_5">koja</text:span><text:span text:style-name="T35_6"><text:s/></text:span><text:span text:style-name="T35_7">određuje</text:span><text:span text:style-name="T35_8"><text:s/></text:span><text:span text:style-name="T35_9">radi</text:span><text:span text:style-name="T35_10"><text:s/></text:span><text:span text:style-name="T35_11">li</text:span><text:span text:style-name="T35_12"><text:s/></text:span><text:span text:style-name="T35_13">se</text:span><text:span text:style-name="T35_14"><text:s/></text:span><text:span text:style-name="T35_15">o</text:span><text:span text:style-name="T35_16"><text:s/></text:span><text:span text:style-name="T35_17">javno</text:span><text:span text:style-name="T35_18"><text:s/></text:span><text:span text:style-name="T35_19">vidiljivoj</text:span><text:span text:style-name="T35_20"><text:s/></text:span><text:span text:style-name="T35_21">vijesti</text:span><text:span text:style-name="T35_22"><text:s/></text:span><text:span text:style-name="T35_23">ili</text:span><text:span text:style-name="T35_24"><text:s/></text:span><text:span text:style-name="T35_25">ne</text:span></text:p>
        </text:list-item>
        <text:list-item>
          <text:p text:style-name="P36"><text:span text:style-name="T36_1">naslov</text:span><text:span text:style-name="T36_2"><text:s/>-<text:s/></text:span><text:span text:style-name="T36_3">naslov</text:span><text:span text:style-name="T36_4"><text:s/></text:span><text:span text:style-name="T36_5">vijesti</text:span></text:p>
        </text:list-item>
        <text:list-item>
          <text:p text:style-name="P37"><text:span text:style-name="T37_1">sadrzaj</text:span><text:span text:style-name="T37_2"><text:s/>-<text:s/></text:span><text:span text:style-name="T37_3">sadrzaj</text:span><text:span text:style-name="T37_4"><text:s/></text:span><text:span text:style-name="T37_5">vijesti</text:span></text:p>
        </text:list-item>
        <text:list-item>
          <text:p text:style-name="P38"><text:span text:style-name="T38_1">datum</text:span><text:span text:style-name="T38_2"><text:s/>-<text:s/></text:span><text:span text:style-name="T38_3">datum</text:span><text:span text:style-name="T38_4"><text:s/></text:span><text:span text:style-name="T38_5">izrade</text:span><text:span text:style-name="T38_6"><text:s/></text:span><text:span text:style-name="T38_7">vijesti</text:span></text:p>
        </text:list-item>
      </text:list>
      <text:p text:style-name="P39"><text:span text:style-name="T39_1">privatne</text:span><text:span text:style-name="T39_2">_</text:span><text:span text:style-name="T39_3">poruke</text:span></text:p>
      <text:list text:style-name="LS7" xml:id="list31">
        <text:list-item>
          <text:p text:style-name="P40"><text:span text:style-name="T40_1">id</text:span><text:span text:style-name="T40_2"><text:s/>-<text:s/></text:span><text:span text:style-name="T40_3">primarni</text:span><text:span text:style-name="T40_4"><text:s/></text:span><text:span text:style-name="T40_5">ključ</text:span></text:p>
        </text:list-item>
        <text:list-item>
          <text:p text:style-name="P41"><text:span text:style-name="T41_1">sender</text:span><text:span text:style-name="T41_2">_</text:span><text:span text:style-name="T41_3">id</text:span><text:span text:style-name="T41_4"><text:s/>-<text:s/></text:span><text:span text:style-name="T41_5">strani</text:span><text:span text:style-name="T41_6"><text:s/></text:span><text:span text:style-name="T41_7">ključ</text:span><text:span text:style-name="T41_8">,<text:s/></text:span><text:span text:style-name="T41_9">pokazuje</text:span><text:span text:style-name="T41_10"><text:s/></text:span><text:span text:style-name="T41_11">na</text:span><text:span text:style-name="T41_12"><text:s/></text:span><text:span text:style-name="T41_13">korisnika</text:span><text:span text:style-name="T41_14"><text:s/></text:span><text:span text:style-name="T41_15">koji</text:span><text:span text:style-name="T41_16"><text:s/></text:span><text:span text:style-name="T41_17">je</text:span><text:span text:style-name="T41_18"><text:s/></text:span><text:span text:style-name="T41_19">poslao</text:span><text:span text:style-name="T41_20"><text:s/></text:span><text:span text:style-name="T41_21">pp</text:span></text:p>
        </text:list-item>
        <text:list-item>
          <text:p text:style-name="P42"><text:span text:style-name="T42_1">reciever</text:span><text:span text:style-name="T42_2">_</text:span><text:span text:style-name="T42_3">id</text:span><text:span text:style-name="T42_4"><text:s/>-<text:s/></text:span><text:span text:style-name="T42_5">strani</text:span><text:span text:style-name="T42_6"><text:s/></text:span><text:span text:style-name="T42_7">ključ</text:span><text:span text:style-name="T42_8">,<text:s/></text:span><text:span text:style-name="T42_9">pokazuje</text:span><text:span text:style-name="T42_10"><text:s/></text:span><text:span text:style-name="T42_11">na</text:span><text:span text:style-name="T42_12"><text:s/></text:span><text:span text:style-name="T42_13">korisnika</text:span><text:span text:style-name="T42_14"><text:s/></text:span><text:span text:style-name="T42_15">koji</text:span><text:span text:style-name="T42_16"><text:s/></text:span><text:span text:style-name="T42_17">je</text:span><text:span text:style-name="T42_18"><text:s/></text:span><text:span text:style-name="T42_19">primio</text:span><text:span text:style-name="T42_20"><text:s/></text:span><text:span text:style-name="T42_21">pp</text:span></text:p>
        </text:list-item>
        <text:list-item>
          <text:p text:style-name="P43"><text:span text:style-name="T43_1">naslov</text:span><text:span text:style-name="T43_2"><text:s/>-<text:s/></text:span><text:span text:style-name="T43_3">naslov</text:span><text:span text:style-name="T43_4"><text:s/></text:span><text:span text:style-name="T43_5">poruke</text:span></text:p>
        </text:list-item>
        <text:list-item>
          <text:p text:style-name="P44"><text:span text:style-name="T44_1">sadrzaj</text:span><text:span text:style-name="T44_2"><text:s/>-<text:s/></text:span><text:span text:style-name="T44_3">sadrzaj</text:span><text:span text:style-name="T44_4"><text:s/></text:span><text:span text:style-name="T44_5">poruke</text:span></text:p>
        </text:list-item>
        <text:list-item>
          <text:p text:style-name="P45"><text:span text:style-name="T45_1">vrijeme</text:span><text:span text:style-name="T45_2"><text:s/>-<text:s/></text:span><text:span text:style-name="T45_3">vrijeme</text:span><text:span text:style-name="T45_4"><text:s/></text:span><text:span text:style-name="T45_5">izrade</text:span><text:span text:style-name="T45_6"><text:s/></text:span><text:span text:style-name="T45_7">poruke</text:span></text:p>
        </text:list-item>
        <text:list-item>
          <text:p text:style-name="P46"><text:span text:style-name="T46_1">privitak</text:span><text:span text:style-name="T46_2">_</text:span><text:span text:style-name="T46_3">lokacija</text:span><text:span text:style-name="T46_4"><text:s/>-<text:s/></text:span><text:span text:style-name="T46_5">fizička</text:span><text:span text:style-name="T46_6"><text:s/></text:span><text:span text:style-name="T46_7">lokacija</text:span><text:span text:style-name="T46_8"><text:s/></text:span><text:span text:style-name="T46_9">privitka</text:span></text:p>
        </text:list-item>
      </text:list>
      <text:p text:style-name="P47"><text:span text:style-name="T47_1">vanjska</text:span><text:span text:style-name="T47_2">_</text:span><text:span text:style-name="T47_3">poruka</text:span></text:p>
      <text:list text:style-name="LS8" xml:id="list38">
        <text:list-item>
          <text:p text:style-name="P48"><text:span text:style-name="T48_1">id</text:span><text:span text:style-name="T48_2"><text:s/>-<text:s/></text:span><text:span text:style-name="T48_3">primarni</text:span><text:span text:style-name="T48_4"><text:s/></text:span><text:span text:style-name="T48_5">ključ</text:span></text:p>
        </text:list-item>
        <text:list-item>
          <text:p text:style-name="P49"><text:span text:style-name="T49_1">receiver</text:span><text:span text:style-name="T49_2">_</text:span><text:span text:style-name="T49_3">id</text:span><text:span text:style-name="T49_4"><text:s/>-<text:s/></text:span><text:span text:style-name="T49_5">strani</text:span><text:span text:style-name="T49_6"><text:s/></text:span><text:span text:style-name="T49_7">ključ</text:span><text:span text:style-name="T49_8">,<text:s/></text:span><text:span text:style-name="T49_9">pokazuje</text:span><text:span text:style-name="T49_10"><text:s/></text:span><text:span text:style-name="T49_11">na</text:span><text:span text:style-name="T49_12"><text:s/></text:span><text:span text:style-name="T49_13">primatelja</text:span></text:p>
        </text:list-item>
        <text:list-item>
          <text:p text:style-name="P50"><text:span text:style-name="T50_1">kat</text:span><text:span text:style-name="T50_2">_</text:span><text:span text:style-name="T50_3">id</text:span><text:span text:style-name="T50_4"><text:s/>-<text:s/></text:span><text:span text:style-name="T50_5">strani</text:span><text:span text:style-name="T50_6"><text:s/></text:span><text:span text:style-name="T50_7">ključ</text:span><text:span text:style-name="T50_8">,<text:s/></text:span><text:span text:style-name="T50_9">pokazuje</text:span><text:span text:style-name="T50_10"><text:s/></text:span><text:span text:style-name="T50_11">na</text:span><text:span text:style-name="T50_12"><text:s/></text:span><text:span text:style-name="T50_13">kategoriju</text:span><text:span text:style-name="T50_14"><text:s/></text:span><text:span text:style-name="T50_15">upita</text:span></text:p>
        </text:list-item>
        <text:list-item>
          <text:p text:style-name="P51"><text:span text:style-name="T51_1">naslov</text:span><text:span text:style-name="T51_2"><text:s/>-<text:s/></text:span><text:span text:style-name="T51_3">naslov</text:span><text:span text:style-name="T51_4"><text:s/></text:span><text:span text:style-name="T51_5">poruke</text:span></text:p>
        </text:list-item>
        <text:list-item>
          <text:p text:style-name="P52"><text:span text:style-name="T52_1">sadrzaj</text:span><text:span text:style-name="T52_2"><text:s/>-<text:s/></text:span><text:span text:style-name="T52_3">sadrzaj</text:span><text:span text:style-name="T52_4"><text:s/></text:span><text:span text:style-name="T52_5">poruke</text:span></text:p>
        </text:list-item>
        <text:list-item>
          <text:p text:style-name="P53"><text:span text:style-name="T53_1">vrijeme</text:span><text:span text:style-name="T53_2"><text:s/>-<text:s/></text:span><text:span text:style-name="T53_3">vrijeme</text:span><text:span text:style-name="T53_4"><text:s/></text:span><text:span text:style-name="T53_5">izrade</text:span><text:span text:style-name="T53_6"><text:s/></text:span><text:span text:style-name="T53_7">poruke</text:span></text:p>
        </text:list-item>
        <text:list-item>
          <text:p text:style-name="P54"><text:span text:style-name="T54_1">sender</text:span><text:span text:style-name="T54_2">_</text:span><text:span text:style-name="T54_3">mail</text:span><text:span text:style-name="T54_4"><text:s/>-<text:s/></text:span><text:span text:style-name="T54_5">email</text:span><text:span text:style-name="T54_6"><text:s/></text:span><text:span text:style-name="T54_7">adresa</text:span><text:span text:style-name="T54_8"><text:s/></text:span><text:span text:style-name="T54_9">građana</text:span><text:span text:style-name="T54_10"><text:s/></text:span><text:span text:style-name="T54_11">koji</text:span><text:span text:style-name="T54_12"><text:s/></text:span><text:span text:style-name="T54_13">je</text:span><text:span text:style-name="T54_14"><text:s/></text:span><text:span text:style-name="T54_15">poslao</text:span><text:span text:style-name="T54_16"><text:s/></text:span><text:span text:style-name="T54_17">poruku</text:span></text:p>
        </text:list-item>
      </text:list>
      <text:p text:style-name="P55"><text:span text:style-name="T55_1">vp</text:span><text:span text:style-name="T55_2">_</text:span><text:span text:style-name="T55_3">kat</text:span><text:span text:style-name="T55_4"><text:s/>-<text:s/>“</text:span><text:span text:style-name="T55_5">vanjske</text:span><text:span text:style-name="T55_6">_</text:span><text:span text:style-name="T55_7">poruke</text:span><text:span text:style-name="T55_8"><text:s/></text:span><text:span text:style-name="T55_9">kategorija</text:span><text:span text:style-name="T55_10">”</text:span></text:p>
      <text:list text:style-name="LS9" xml:id="list45">
        <text:list-item>
          <text:p text:style-name="P56"><text:span text:style-name="T56_1">id</text:span><text:span text:style-name="T56_2"><text:s/>-<text:s/></text:span><text:span text:style-name="T56_3">primarni</text:span><text:span text:style-name="T56_4"><text:s/></text:span><text:span text:style-name="T56_5">ključ</text:span></text:p>
        </text:list-item>
        <text:list-item>
          <text:p text:style-name="P57"><text:span text:style-name="T57_1">naziv</text:span><text:span text:style-name="T57_2"><text:s/>-<text:s/></text:span><text:span text:style-name="T57_3">naziv</text:span><text:span text:style-name="T57_4"><text:s/></text:span><text:span text:style-name="T57_5">kategorije</text:span></text:p>
        </text:list-item>
      </text:list>
      <text:p text:style-name="P58"><text:span text:style-name="T58_1">migrations</text:span></text:p>
      <text:list text:style-name="LS10" xml:id="list47">
        <text:list-item>
          <text:p text:style-name="P59"><text:span text:style-name="T59_1">migration</text:span><text:span text:style-name="T59_2"><text:s/>-<text:s/></text:span><text:span text:style-name="T59_3">naziv</text:span><text:span text:style-name="T59_4"><text:s/></text:span><text:span text:style-name="T59_5">migracije</text:span></text:p>
        </text:list-item>
        <text:list-item>
          <text:p text:style-name="P60"><text:span text:style-name="T60_1">batch</text:span><text:span text:style-name="T60_2"><text:s/>-<text:s/></text:span><text:span text:style-name="T60_3">koliko</text:span><text:span text:style-name="T60_4"><text:s/></text:span><text:span text:style-name="T60_5">puta</text:span><text:span text:style-name="T60_6"><text:s/></text:span><text:span text:style-name="T60_7">je</text:span><text:span text:style-name="T60_8"><text:s/></text:span><text:span text:style-name="T60_9">migracija</text:span><text:span text:style-name="T60_10"><text:s/></text:span><text:span text:style-name="T60_11">izvedena</text:span></text:p>
        </text:list-item>
      </text:list>
      <text:p text:style-name="P61"><text:span text:style-name="T61_1">osnovni</text:span><text:span text:style-name="T61_2">_</text:span><text:span text:style-name="T61_3">podaci</text:span></text:p>
      <text:list text:style-name="LS11" xml:id="list49">
        <text:list-item>
          <text:p text:style-name="P62"><text:span text:style-name="T62_1">id</text:span><text:span text:style-name="T62_2"><text:s/>-<text:s/></text:span><text:span text:style-name="T62_3">primarni</text:span><text:span text:style-name="T62_4"><text:s/></text:span><text:span text:style-name="T62_5">ključ</text:span></text:p>
        </text:list-item>
        <text:list-item>
          <text:p text:style-name="P63"><text:span text:style-name="T63_1">naziv</text:span><text:span text:style-name="T63_2"><text:s/>-<text:s/></text:span><text:span text:style-name="T63_3">naziv</text:span><text:span text:style-name="T63_4"><text:s/></text:span><text:span text:style-name="T63_5">ministarstva</text:span></text:p>
        </text:list-item>
        <text:list-item>
          <text:p text:style-name="P64"><text:span text:style-name="T64_1">podnaziv</text:span><text:span text:style-name="T64_2"><text:s/>-<text:s/></text:span><text:span text:style-name="T64_3">podnaziv</text:span><text:span text:style-name="T64_4"><text:s/></text:span><text:span text:style-name="T64_5">ministarstva</text:span><text:span text:style-name="T64_6">,<text:s/></text:span><text:span text:style-name="T64_7">npr</text:span><text:span text:style-name="T64_8">.<text:s/></text:span><text:span text:style-name="T64_9">država</text:span></text:p>
        </text:list-item>
        <text:list-item>
          <text:p text:style-name="P65"><text:span text:style-name="T65_1">povijest</text:span><text:span text:style-name="T65_2"><text:s/>-<text:s/></text:span><text:span text:style-name="T65_3">povijest</text:span><text:span text:style-name="T65_4"><text:s/></text:span><text:span text:style-name="T65_5">ministarstva</text:span></text:p>
        </text:list-item>
        <text:list-item>
          <text:p text:style-name="P66"><text:span text:style-name="T66_1">adresa</text:span><text:span text:style-name="T66_2"><text:s/>-<text:s/></text:span><text:span text:style-name="T66_3">adresa</text:span><text:span text:style-name="T66_4"><text:s/></text:span><text:span text:style-name="T66_5">ministarstva</text:span></text:p>
        </text:list-item>
        <text:list-item>
          <text:p text:style-name="P67"><text:span text:style-name="T67_1">telefon</text:span><text:span text:style-name="T67_2"><text:s/>-<text:s/></text:span><text:span text:style-name="T67_3">telefonski</text:span><text:span text:style-name="T67_4"><text:s/></text:span><text:span text:style-name="T67_5">broj</text:span><text:span text:style-name="T67_6"><text:s/></text:span><text:span text:style-name="T67_7">tajništva</text:span><text:span text:style-name="T67_8"><text:s/></text:span><text:span text:style-name="T67_9">ministarstva</text:span></text:p>
        </text:list-item>
        <text:list-item>
          <text:p text:style-name="P68"><text:span text:style-name="T68_1">email</text:span><text:span text:style-name="T68_2"><text:s/>-<text:s/></text:span><text:span text:style-name="T68_3">email</text:span><text:span text:style-name="T68_4"><text:s/></text:span><text:span text:style-name="T68_5">tajništva</text:span><text:span text:style-name="T68_6"><text:s/></text:span><text:span text:style-name="T68_7">ministarstva</text:span></text:p>
        </text:list-item>
        <text:list-item>
          <text:p text:style-name="P69"><text:span text:style-name="T69_1">emblem</text:span><text:span text:style-name="T69_2">_</text:span><text:span text:style-name="T69_3">lokacija</text:span><text:span text:style-name="T69_4"><text:s/>-<text:s/></text:span><text:span text:style-name="T69_5">fizička</text:span><text:span text:style-name="T69_6"><text:s/></text:span><text:span text:style-name="T69_7">lokacije</text:span><text:span text:style-name="T69_8"><text:s/></text:span><text:span text:style-name="T69_9">slike</text:span><text:span text:style-name="T69_10"><text:s/></text:span><text:span text:style-name="T69_11">emblema</text:span></text:p>
        </text:list-item>
        <text:list-item>
          <text:p text:style-name="P70"><text:span text:style-name="T70_1">slika</text:span><text:span text:style-name="T70_2">_</text:span><text:span text:style-name="T70_3">lokacija</text:span><text:span text:style-name="T70_4"><text:s/>-<text:s/></text:span><text:span text:style-name="T70_5">fizička</text:span><text:span text:style-name="T70_6"><text:s/></text:span><text:span text:style-name="T70_7">lokacija</text:span><text:span text:style-name="T70_8"><text:s/></text:span><text:span text:style-name="T70_9">slike</text:span><text:span text:style-name="T70_10"><text:s/></text:span><text:span text:style-name="T70_11">zgrade</text:span></text:p>
        </text:list-item>
      </text:list>
      <text:p text:style-name="P71"><text:span text:style-name="T71_1">akcije</text:span></text:p>
      <text:list text:style-name="LS12" xml:id="list58">
        <text:list-item>
          <text:p text:style-name="P72"><text:span text:style-name="T72_1">id</text:span><text:span text:style-name="T72_2"><text:s/>-<text:s/></text:span><text:span text:style-name="T72_3">primarni</text:span><text:span text:style-name="T72_4"><text:s/></text:span><text:span text:style-name="T72_5">ključ</text:span></text:p>
        </text:list-item>
        <text:list-item>
          <text:p text:style-name="P73"><text:span text:style-name="T73_1">naziv</text:span><text:span text:style-name="T73_2"><text:s/>-<text:s/></text:span><text:span text:style-name="T73_3">naziv</text:span><text:span text:style-name="T73_4"><text:s/></text:span><text:span text:style-name="T73_5">akcije</text:span></text:p>
        </text:list-item>
        <text:list-item>
          <text:p text:style-name="P74"><text:span text:style-name="T74_1">opis</text:span><text:span text:style-name="T74_2"><text:s/>-<text:s/></text:span><text:span text:style-name="T74_3">opis</text:span><text:span text:style-name="T74_4"><text:s/></text:span><text:span text:style-name="T74_5">akcije</text:span></text:p>
        </text:list-item>
        <text:list-item>
          <text:p text:style-name="P75"><text:span text:style-name="T75_1">max</text:span><text:span text:style-name="T75_2">_</text:span><text:span text:style-name="T75_3">ljudi</text:span><text:span text:style-name="T75_4"><text:s/>-<text:s/></text:span><text:span text:style-name="T75_5">broj</text:span><text:span text:style-name="T75_6"><text:s/></text:span><text:span text:style-name="T75_7">koliko</text:span><text:span text:style-name="T75_8"><text:s/></text:span><text:span text:style-name="T75_9">ljudi</text:span><text:span text:style-name="T75_10"><text:s/></text:span><text:span text:style-name="T75_11">može</text:span><text:span text:style-name="T75_12"><text:s/></text:span><text:span text:style-name="T75_13">bit</text:span><text:span text:style-name="T75_14"><text:s/></text:span><text:span text:style-name="T75_15">prijavljeno</text:span></text:p>
        </text:list-item>
      </text:list>
      <text:p text:style-name="P76"><text:span text:style-name="T76_1">akcije</text:span><text:span text:style-name="T76_2">_</text:span><text:span text:style-name="T76_3">prijave</text:span></text:p>
      <text:list text:style-name="LS13" xml:id="list62">
        <text:list-item>
          <text:p text:style-name="P77"><text:span text:style-name="T77_1">id</text:span><text:span text:style-name="T77_2"><text:s/>-<text:s/></text:span><text:span text:style-name="T77_3">primarni</text:span><text:span text:style-name="T77_4"><text:s/></text:span><text:span text:style-name="T77_5">ključ</text:span></text:p>
        </text:list-item>
        <text:list-item>
          <text:p text:style-name="P78"><text:span text:style-name="T78_1">id</text:span><text:span text:style-name="T78_2">_</text:span><text:span text:style-name="T78_3">akcije</text:span><text:span text:style-name="T78_4"><text:s/>-<text:s/></text:span><text:span text:style-name="T78_5">strani</text:span><text:span text:style-name="T78_6"><text:s/></text:span><text:span text:style-name="T78_7">ključ</text:span><text:span text:style-name="T78_8">,<text:s/></text:span><text:span text:style-name="T78_9">pokazuje</text:span><text:span text:style-name="T78_10"><text:s/></text:span><text:span text:style-name="T78_11">na</text:span><text:span text:style-name="T78_12"><text:s/></text:span><text:span text:style-name="T78_13">akciju</text:span><text:span text:style-name="T78_14"><text:s/></text:span><text:span text:style-name="T78_15">na</text:span><text:span text:style-name="T78_16"><text:s/></text:span><text:span text:style-name="T78_17">koju</text:span><text:span text:style-name="T78_18"><text:s/></text:span><text:span text:style-name="T78_19">se</text:span><text:span text:style-name="T78_20"><text:s/></text:span><text:span text:style-name="T78_21">prijava</text:span><text:span text:style-name="T78_22"><text:s/></text:span><text:span text:style-name="T78_23">odnosi</text:span></text:p>
        </text:list-item>
        <text:list-item>
          <text:p text:style-name="P79"><text:span text:style-name="T79_1">ime</text:span><text:span text:style-name="T79_2"><text:s/>-<text:s/></text:span><text:span text:style-name="T79_3">ime</text:span><text:span text:style-name="T79_4"><text:s/></text:span><text:span text:style-name="T79_5">prijavljene</text:span><text:span text:style-name="T79_6"><text:s/></text:span><text:span text:style-name="T79_7">osobe</text:span></text:p>
        </text:list-item>
        <text:list-item>
          <text:p text:style-name="P80"><text:span text:style-name="T80_1">prezime</text:span><text:span text:style-name="T80_2"><text:s/>-<text:s/></text:span><text:span text:style-name="T80_3">prezime</text:span><text:span text:style-name="T80_4"><text:s/></text:span><text:span text:style-name="T80_5">prijavljene</text:span><text:span text:style-name="T80_6"><text:s/></text:span><text:span text:style-name="T80_7">osobe</text:span></text:p>
        </text:list-item>
        <text:list-item>
          <text:p text:style-name="P81"><text:span text:style-name="T81_1">email</text:span><text:span text:style-name="T81_2"><text:s/>-<text:s/></text:span><text:span text:style-name="T81_3">email</text:span><text:span text:style-name="T81_4"><text:s/></text:span><text:span text:style-name="T81_5">prijavljene</text:span><text:span text:style-name="T81_6"><text:s/></text:span><text:span text:style-name="T81_7">osobe</text:span></text:p>
        </text:list-item>
        <text:list-item>
          <text:p text:style-name="P82"><text:span text:style-name="T82_1">oib</text:span><text:span text:style-name="T82_2"><text:s/>-<text:s/></text:span><text:span text:style-name="T82_3">oib</text:span><text:span text:style-name="T82_4"><text:s/></text:span><text:span text:style-name="T82_5">prijavljene</text:span><text:span text:style-name="T82_6"><text:s/></text:span><text:span text:style-name="T82_7">osobe</text:span><text:span text:style-name="T82_8"><text:s/>(</text:span><text:span text:style-name="T82_9">string</text:span><text:span text:style-name="T82_10"><text:s/></text:span><text:span text:style-name="T82_11">zbog</text:span><text:span text:style-name="T82_12"><text:s/></text:span><text:span text:style-name="T82_13">vodećih</text:span><text:span text:style-name="T82_14"><text:s/>0<text:s/></text:span><text:span text:style-name="T82_15">i</text:span><text:span text:style-name="T82_16"><text:s/></text:span><text:span text:style-name="T82_17">izbjegavanja</text:span><text:span text:style-name="T82_18"><text:s/></text:span><text:span text:style-name="T82_19">komplikacija</text:span><text:span text:style-name="T82_20"><text:s/></text:span><text:span text:style-name="T82_21">s</text:span><text:span text:style-name="T82_22"><text:s/></text:span><text:span text:style-name="T82_23">fancy</text:span><text:span text:style-name="T82_24"><text:s/></text:span><text:span text:style-name="T82_25">tipovima</text:span><text:span text:style-name="T82_26">)</text:span></text:p>
        </text:list-item>
        <text:list-item>
          <text:p text:style-name="P83"><text:span text:style-name="T83_1">vrijeme</text:span><text:span text:style-name="T83_2"><text:s/>-<text:s/></text:span><text:span text:style-name="T83_3">vrijeme</text:span><text:span text:style-name="T83_4"><text:s/></text:span><text:span text:style-name="T83_5">prijave</text:span></text:p>
        </text:list-item>
      </text:list>
      <text:p text:style-name="P84"><text:span text:style-name="T84_1">Rađeno</text:span><text:span text:style-name="T84_2"><text:s/></text:span><text:span text:style-name="T84_3">u</text:span><text:span text:style-name="T84_4"><text:s/></text:span><text:span text:style-name="T84_5">gdocu</text:span><text:span text:style-name="T84_6"><text:s/></text:span><text:span text:style-name="T84_7">jer</text:span><text:span text:style-name="T84_8"><text:s/></text:span><text:span text:style-name="T84_9">nemam</text:span><text:span text:style-name="T84_10"><text:s/></text:span><text:span text:style-name="T84_11">word</text:span><text:span text:style-name="T84_12">,<text:s/></text:span><text:span text:style-name="T84_13">i</text:span><text:span text:style-name="T84_14"><text:s/></text:span><text:span text:style-name="T84_15">ne</text:span><text:span text:style-name="T84_16"><text:s/></text:span><text:span text:style-name="T84_17">mogu</text:span><text:span text:style-name="T84_18"><text:s/></text:span><text:span text:style-name="T84_19">kopirati</text:span><text:span text:style-name="T84_20"><text:s/></text:span><text:span text:style-name="T84_21">ono</text:span><text:span text:style-name="T84_22"><text:s/></text:span><text:span text:style-name="T84_23">što</text:span><text:span text:style-name="T84_24"><text:s/></text:span><text:span text:style-name="T84_25">je</text:span><text:span text:style-name="T84_26"><text:s/></text:span><text:span text:style-name="T84_27">na</text:span><text:span text:style-name="T84_28"><text:s/></text:span><text:span text:style-name="T84_29">gitu</text:span><text:span text:style-name="T84_30">.<text:s/></text:span><text:span text:style-name="T84_31">Formatirat</text:span><text:span text:style-name="T84_32"><text:s/></text:span><text:span text:style-name="T84_33">po</text:span><text:span text:style-name="T84_34"><text:s/></text:span><text:span text:style-name="T84_35">želji</text:span><text:span text:style-name="T84_3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